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textarea-horizontal-align="justify" draw:textarea-vertical-align="middle" draw:auto-grow-height="false" fo:min-height="4.215cm" fo:min-width="5.95cm"/>
    </style:style>
    <style:style style:name="gr2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pute liters" table:style-name="ta1">
        <table:shapes>
          <draw:custom-shape draw:z-index="0" draw:style-name="gr1" draw:text-style-name="P1" table:table-background="true" svg:width="5.949cm" svg:height="6.744cm" svg:x="15.103cm" svg:y="3.16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z-index="1" draw:style-name="gr1" draw:text-style-name="P1" table:table-background="true" svg:width="5.949cm" svg:height="6.744cm" svg:x="6.621cm" svg:y="3.19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z-index="2" draw:style-name="gr2" draw:text-style-name="P1" svg:x1="4.882cm" svg:y1="5.6cm" svg:x2="22.242cm" svg:y2="5.6cm">
            <text:p/>
          </draw:line>
        </table:shapes>
        <table:table-column table:style-name="co1" table:number-columns-repeated="12" table:default-cell-style-name="Default"/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N° tanks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2" office:value-type="string" calcext:value-type="string">
            <text:p>R=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0"/>
          <table:table-cell table:style-name="ce2" office:value-type="string" calcext:value-type="string">
            <text:p>distance=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6"/>
          <table:table-cell office:value-type="float" office:value="156" calcext:value-type="float">
            <text:p>156</text:p>
          </table:table-cell>
          <table:table-cell office:value-type="string" calcext:value-type="string">
            <text:p>'= H</text:p>
          </table:table-cell>
          <table:table-cell table:number-columns-repeated="2"/>
          <table:table-cell table:style-name="ce2" office:value-type="string" calcext:value-type="string">
            <text:p>Liters =</text:p>
          </table:table-cell>
          <table:table-cell table:formula="of:=([.G8]*(PI()*[.I9]*[.I9]*([.G16]-[.L13])))/1000" office:value-type="float" office:value="1200.71671220202" calcext:value-type="float">
            <text:p>1200,716712202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it" fo:country="IT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it" fo:country="IT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7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7T14:59:59.039963371</meta:creation-date>
    <dc:date>2020-06-27T15:11:42.062331280</dc:date>
    <meta:editing-duration>PT1M30S</meta:editing-duration>
    <meta:editing-cycles>4</meta:editing-cycles>
    <meta:generator>LibreOffice/6.4.4.2$Linux_X86_64 LibreOffice_project/40$Build-2</meta:generator>
    <meta:document-statistic meta:table-count="1" meta:cell-count="10" meta:object-count="3"/>
  </office:meta>
</office:document-meta>
</file>